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>from matplotlib.animation import FuncAnimation</text:p>
      <text:p text:style-name="Standard"/>
      <text:p text:style-name="Standard"># Parameters for the simulation</text:p>
      <text:p text:style-name="Standard">grid_size = 200 <text:s/># Size of the grid (NxN)</text:p>
      <text:p text:style-name="Standard">time_steps = 200 <text:s/># Number of time steps</text:p>
      <text:p text:style-name="Standard">dx = 0.1 <text:s/># Grid spacing</text:p>
      <text:p text:style-name="Standard">dt = 0.01 <text:s/># Time step size</text:p>
      <text:p text:style-name="Standard">c = 1.0 <text:s/># Speed of wave propagation</text:p>
      <text:p text:style-name="Standard"/>
      <text:p text:style-name="Standard"># Initialize the wave field (E-field)</text:p>
      <text:p text:style-name="Standard">wave_field = np.zeros((grid_size, grid_size))</text:p>
      <text:p text:style-name="Standard">wave_velocity = np.zeros((grid_size, grid_size))</text:p>
      <text:p text:style-name="Standard"/>
      <text:p text:style-name="Standard"># Create initial wave sources (photon-like oscillations)</text:p>
      <text:p text:style-name="Standard">sources = [</text:p>
      <text:p text:style-name="Standard"><text:s text:c="4"/>(grid_size // 4, grid_size // 4), <text:s/># Source 1 position</text:p>
      <text:p text:style-name="Standard"><text:s text:c="4"/>(3 * grid_size // 4, 3 * grid_size // 4), <text:s/># Source 2 position</text:p>
      <text:p text:style-name="Standard"><text:s text:c="4"/>(grid_size // 2, grid_size // 2) <text:s/># Source 3 position</text:p>
      <text:p text:style-name="Standard">]</text:p>
      <text:p text:style-name="Standard">source_frequency = [1.0, 0.8, 1.2] <text:s/># Frequencies of the sources</text:p>
      <text:p text:style-name="Standard"/>
      <text:p text:style-name="Standard"># Time-dependent source term</text:p>
      <text:p text:style-name="Standard">def add_sources(wave_field, t):</text:p>
      <text:p text:style-name="Standard"><text:s text:c="4"/>for (x, y), freq in zip(sources, source_frequency):</text:p>
      <text:p text:style-name="Standard"><text:s text:c="8"/>wave_field[x, y] += np.sin(2 * np.pi * freq * t)</text:p>
      <text:p text:style-name="Standard"/>
      <text:p text:style-name="Standard"># Update function for the wave equation</text:p>
      <text:p text:style-name="Standard">def update_wave(wave_field, wave_velocity, dt, dx, c):</text:p>
      <text:p text:style-name="Standard"><text:s text:c="4"/>laplacian = (</text:p>
      <text:p text:style-name="Standard"><text:s text:c="8"/>np.roll(wave_field, 1, axis=0) + np.roll(wave_field, -1, axis=0) +</text:p>
      <text:p text:style-name="Standard"><text:s text:c="8"/>np.roll(wave_field, 1, axis=1) + np.roll(wave_field, -1, axis=1) -</text:p>
      <text:p text:style-name="Standard"><text:s text:c="8"/>4 * wave_field</text:p>
      <text:p text:style-name="Standard"><text:s text:c="4"/>) / dx**2</text:p>
      <text:p text:style-name="Standard"/>
      <text:p text:style-name="Standard"><text:s text:c="4"/>wave_velocity += c**2 * laplacian * dt</text:p>
      <text:p text:style-name="Standard"><text:s text:c="4"/>wave_field += wave_velocity * dt</text:p>
      <text:p text:style-name="Standard"><text:s text:c="4"/>return wave_field, wave_velocity</text:p>
      <text:p text:style-name="Standard"/>
      <text:p text:style-name="Standard"># Initialize plot</text:p>
      <text:p text:style-name="Standard">fig, ax = plt.subplots()</text:p>
      <text:p text:style-name="Standard">im = ax.imshow(wave_field, cmap='viridis', interpolation='bilinear', vmin=-1, vmax=1)</text:p>
      <text:p text:style-name="Standard">ax.set_title("Photon Wave Field")</text:p>
      <text:p text:style-name="Standard"/>
      <text:p text:style-name="Standard"># Animation update function</text:p>
      <text:p text:style-name="Standard">def animate(t):</text:p>
      <text:p text:style-name="Standard"><text:s text:c="4"/>global wave_field, wave_velocity</text:p>
      <text:p text:style-name="Standard"><text:s text:c="4"/>add_sources(wave_field, t * dt)</text:p>
      <text:p text:style-name="Standard"><text:soft-page-break/><text:s text:c="4"/>wave_field, wave_velocity = update_wave(wave_field, wave_velocity, dt, dx, c)</text:p>
      <text:p text:style-name="Standard"><text:s text:c="4"/>im.set_data(wave_field)</text:p>
      <text:p text:style-name="Standard"><text:s text:c="4"/>return [im]</text:p>
      <text:p text:style-name="Standard"/>
      <text:p text:style-name="Standard"># Run animation</text:p>
      <text:p text:style-name="Standard">ani = FuncAnimation(fig, animate, frames=time_steps, interval=50, blit=True)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5:03:22.455568502</meta:creation-date>
    <dc:date>2025-01-06T15:04:06.128924812</dc:date>
    <meta:editing-duration>PT44S</meta:editing-duration>
    <meta:editing-cycles>1</meta:editing-cycles>
    <meta:document-statistic meta:table-count="0" meta:image-count="0" meta:object-count="0" meta:page-count="2" meta:paragraph-count="47" meta:word-count="253" meta:character-count="1810" meta:non-whitespace-character-count="1507"/>
    <meta:generator>LibreOffice/24.2.7.2$Linux_X86_64 LibreOffice_project/420$Build-2</meta:generator>
  </office:meta>
</office:document-meta>
</file>